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Heading_20_1">
      <style:text-properties fo:font-variant="normal" fo:text-transform="none" fo:color="#000000" loext:opacity="100%" style:font-name="Open Sans" fo:font-size="14.3999996185303pt" fo:letter-spacing="normal" fo:font-style="normal" fo:font-weight="bold"/>
    </style:style>
    <style:style style:name="P2" style:family="paragraph" style:parent-style-name="Heading_20_2">
      <style:text-properties fo:font-variant="normal" fo:text-transform="none" fo:color="#000000" loext:opacity="100%" style:font-name="Open Sans" fo:font-size="14.3999996185303pt" fo:letter-spacing="normal" fo:font-style="normal" fo:font-weight="bold"/>
    </style:style>
    <style:style style:name="P3" style:family="paragraph" style:parent-style-name="Heading_20_3">
      <style:paragraph-properties fo:margin-left="0cm" fo:margin-right="0cm" fo:margin-top="0.508cm" fo:margin-bottom="0.169cm" style:contextual-spacing="false" style:line-height-at-least="0.593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10.8000001907349pt" fo:letter-spacing="normal" fo:font-style="normal" fo:font-weight="bold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5" style:family="paragraph" style:parent-style-name="Preformatted_20_Text">
      <style:paragraph-properties fo:margin-top="0cm" fo:margin-bottom="0cm" style:contextual-spacing="false" fo:text-align="start" style:justify-single-word="false" fo:orphans="2" fo:widows="2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6" style:family="paragraph" style:parent-style-name="Standard">
      <style:text-properties fo:color="#000000" loext:opacity="100%"/>
    </style:style>
    <style:style style:name="P7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8.39999961853027pt" fo:letter-spacing="normal" fo:font-style="normal" fo:font-weight="normal" fo:background-color="#24262c" loext:padding="0cm" loext:border="none"/>
    </style:style>
    <style:style style:name="P9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fo:letter-spacing="normal"/>
    </style:style>
    <style:style style:name="P10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1" style:family="paragraph" style:parent-style-name="Text_20_body" style:list-style-name="L2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2" style:family="paragraph" style:parent-style-name="Text_20_body" style:list-style-name="L2">
      <style:paragraph-properties fo:margin-left="0.593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3" style:family="paragraph" style:parent-style-name="Text_20_body" style:list-style-name="L2">
      <style:paragraph-properties fo:margin-left="0.296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P14" style:family="paragraph" style:parent-style-name="Text_20_body" style:list-style-name="L3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inherit" fo:font-size="8.39999961853027pt" fo:letter-spacing="normal" fo:font-style="normal" fo:font-weight="normal" fo:background-color="#1d1e23" loext:padding="0cm" loext:border="none"/>
    </style:style>
    <style:style style:name="P15" style:family="paragraph" style:parent-style-name="Text_20_body" style:list-style-name="L3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KaTeX Main" fo:font-size="8.39999961853027pt" fo:letter-spacing="normal" fo:font-style="normal" fo:font-weight="normal" fo:background-color="#1d1e23"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P17" style:family="paragraph" style:parent-style-name="Text_20_body" style:list-style-name="L1">
      <style:paragraph-properties fo:margin-left="0.296cm" fo:margin-right="0cm" fo:margin-top="0cm" fo:margin-bottom="0cm" style:contextual-spacing="false" fo:line-height="120%" fo:text-align="start" style:justify-single-word="false" fo:orphans="2" fo:widows="2" fo:text-indent="0cm" style:auto-text-indent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fo:font-style="italic"/>
    </style:style>
    <style:style style:name="T3" style:family="text">
      <style:text-properties fo:font-style="italic" loext:padding="0cm" loext:border="none"/>
    </style:style>
    <style:style style:name="T4" style:family="text">
      <style:text-properties style:font-name="KaTeX Main"/>
    </style:style>
    <style:style style:name="T5" style:family="text">
      <style:text-properties style:font-name="KaTeX Main" loext:padding="0cm" loext:border="none"/>
    </style:style>
    <style:style style:name="T6" style:family="text">
      <style:text-properties style:font-name="KaTeX Main" fo:font-size="8.39999961853027pt" fo:font-style="normal" fo:font-weight="normal" loext:padding="0cm" loext:border="none"/>
    </style:style>
    <style:style style:name="T7" style:family="text">
      <style:text-properties style:font-name="inherit"/>
    </style:style>
    <style:style style:name="T8" style:family="text">
      <style:text-properties style:font-name="inherit" fo:font-style="italic"/>
    </style:style>
    <style:style style:name="T9" style:family="text">
      <style:text-properties style:font-name="inherit" fo:font-style="italic" loext:padding="0cm" loext:border="none"/>
    </style:style>
    <style:style style:name="T10" style:family="text">
      <style:text-properties style:font-name="inherit" fo:font-size="8.39999961853027pt" fo:font-style="normal" fo:font-weight="normal"/>
    </style:style>
    <style:style style:name="T11" style:family="text">
      <style:text-properties style:font-name="inherit" fo:font-size="8.39999961853027pt" fo:font-style="italic" fo:font-weight="normal" loext:padding="0cm" loext:border="none"/>
    </style:style>
    <style:style style:name="T12" style:family="text">
      <style:text-properties fo:font-variant="normal" fo:text-transform="none" fo:color="#d7d7d7" loext:opacity="100%" style:font-name="Open Sans" fo:font-size="8.39999961853027pt" fo:letter-spacing="normal" fo:font-style="normal" fo:font-weight="normal"/>
    </style:style>
    <style:style style:name="T13" style:family="text">
      <style:text-properties fo:font-variant="normal" fo:text-transform="none" fo:color="#d7d7d7" loext:opacity="100%" style:font-name="inherit" fo:font-size="8.39999961853027pt" fo:letter-spacing="normal" fo:font-style="normal" fo:font-weight="bold" loext:padding="0cm" loext:border="none"/>
    </style:style>
    <style:style style:name="T14" style:family="text">
      <style:text-properties fo:font-variant="normal" fo:text-transform="none" fo:color="#d7d7d7" loext:opacity="100%" style:font-name="inherit" fo:font-size="8.39999961853027pt" fo:letter-spacing="normal" fo:font-style="normal" fo:font-weight="normal"/>
    </style:style>
    <style:style style:name="T15" style:family="text">
      <style:text-properties fo:font-variant="normal" fo:text-transform="none" fo:color="#d7d7d7" loext:opacity="100%" style:font-name="inherit" fo:font-size="8.39999961853027pt" fo:letter-spacing="normal" fo:font-style="normal" fo:font-weight="normal" loext:padding="0cm" loext:border="none"/>
    </style:style>
    <style:style style:name="T16" style:family="text">
      <style:text-properties fo:font-variant="normal" fo:text-transform="none" fo:color="#d7d7d7" loext:opacity="100%" style:font-name="inherit" fo:font-size="8.39999961853027pt" fo:letter-spacing="normal" fo:font-style="italic" fo:font-weight="normal" loext:padding="0cm" loext:border="none"/>
    </style:style>
    <style:style style:name="T17" style:family="text">
      <style:text-properties fo:font-variant="normal" fo:text-transform="none" fo:color="#d7d7d7" loext:opacity="100%" style:font-name="KaTeX Main" fo:font-size="8.39999961853027pt" fo:letter-spacing="normal" fo:font-style="normal" fo:font-weight="normal" loext:padding="0cm" loext:border="none"/>
    </style:style>
    <style:style style:name="T18" style:family="text">
      <style:text-properties fo:font-variant="normal" fo:text-transform="none" fo:color="#5780b0" loext:opacity="100%" style:font-name="inherit" fo:font-size="8.39999961853027pt" fo:letter-spacing="normal" fo:font-style="normal" fo:font-weight="normal" loext:padding="0cm" loext:border="none"/>
    </style:style>
    <style:style style:name="T19" style:family="text">
      <style:text-properties fo:font-variant="normal" fo:text-transform="none" style:font-name="Open Sans" fo:font-size="8.39999961853027pt" fo:letter-spacing="normal" fo:font-style="normal" fo:font-weight="normal"/>
    </style:style>
    <style:style style:name="T20" style:family="text">
      <style:text-properties fo:font-variant="normal" fo:text-transform="none" style:font-name="inherit" fo:font-size="8.39999961853027pt" fo:letter-spacing="normal" fo:font-style="normal" fo:font-weight="bold" loext:padding="0cm" loext:border="none"/>
    </style:style>
    <style:style style:name="T21" style:family="text">
      <style:text-properties fo:font-variant="normal" fo:text-transform="none" style:font-name="inherit" fo:font-size="8.39999961853027pt" fo:letter-spacing="normal" fo:font-style="normal" fo:font-weight="normal"/>
    </style:style>
    <style:style style:name="T22" style:family="text">
      <style:text-properties fo:font-variant="normal" fo:text-transform="none" style:font-name="inherit" fo:font-size="8.39999961853027pt" fo:letter-spacing="normal" fo:font-style="normal" fo:font-weight="normal" loext:padding="0cm" loext:border="none"/>
    </style:style>
    <style:style style:name="T23" style:family="text">
      <style:text-properties fo:font-variant="normal" fo:text-transform="none" style:font-name="inherit" fo:font-size="8.39999961853027pt" fo:letter-spacing="normal" fo:font-style="italic" fo:font-weight="normal" loext:padding="0cm" loext:border="none"/>
    </style:style>
    <style:style style:name="T24" style:family="text">
      <style:text-properties fo:font-variant="normal" fo:text-transform="none" style:font-name="KaTeX Main" fo:font-size="8.39999961853027pt" fo:letter-spacing="normal" fo:font-style="normal" fo:font-weight="normal" loext:padding="0cm" loext:border="none"/>
    </style:style>
    <style:style style:name="T25" style:family="text">
      <style:text-properties fo:font-variant="normal" fo:text-transform="none" fo:color="#000000" loext:opacity="100%" style:font-name="Open Sans" fo:font-size="8.39999961853027pt" fo:letter-spacing="normal" fo:font-style="normal" fo:font-weight="normal"/>
    </style:style>
    <style:style style:name="T26" style:family="text">
      <style:text-properties fo:font-variant="normal" fo:text-transform="none" fo:color="#000000" loext:opacity="100%" style:font-name="inherit" fo:font-size="8.39999961853027pt" fo:letter-spacing="normal" fo:font-style="normal" fo:font-weight="bold" loext:padding="0cm" loext:border="none"/>
    </style:style>
    <style:style style:name="T27" style:family="text">
      <style:text-properties fo:font-variant="normal" fo:text-transform="none" fo:color="#000000" loext:opacity="100%" style:font-name="inherit" fo:font-size="8.39999961853027pt" fo:letter-spacing="normal" fo:font-style="normal" fo:font-weight="normal"/>
    </style:style>
    <style:style style:name="T28" style:family="text">
      <style:text-properties fo:font-variant="normal" fo:text-transform="none" fo:color="#000000" loext:opacity="100%" style:font-name="inherit" fo:font-size="8.39999961853027pt" fo:letter-spacing="normal" fo:font-style="normal" fo:font-weight="normal" loext:padding="0cm" loext:border="none"/>
    </style:style>
    <style:style style:name="T29" style:family="text">
      <style:text-properties fo:font-variant="normal" fo:text-transform="none" fo:color="#000000" loext:opacity="100%" style:font-name="inherit" fo:font-size="8.39999961853027pt" fo:letter-spacing="normal" fo:font-style="italic" fo:font-weight="normal" loext:padding="0cm" loext:border="none"/>
    </style:style>
    <style:style style:name="T30" style:family="text">
      <style:text-properties fo:font-variant="normal" fo:text-transform="none" fo:color="#000000" loext:opacity="100%" style:font-name="KaTeX Main" fo:font-size="8.39999961853027pt" fo:letter-spacing="normal" fo:font-style="normal" fo:font-weight="normal" loext:padding="0cm" loext:border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/>
      <text:h text:style-name="P1" text:outline-level="1">Lexicographically Largest</text:h>
      <text:h text:style-name="P2" text:outline-level="2">Problem</text:h>
      <text:p text:style-name="P7">You are given a positive integer <draw:frame draw:style-name="fr1" draw:name="Quadro1" text:anchor-type="char" svg:width="0.041cm" draw:z-index="0"><draw:text-box fo:min-height="0.041cm"><text:p text:style-name="Text_20_body">�</text:p></draw:text-box></draw:frame><text:span text:style-name="T9">M</text:span> and an array <draw:frame draw:style-name="fr1" draw:name="Quadro2" text:anchor-type="char" svg:width="0.041cm" draw:z-index="1"><draw:text-box fo:min-height="0.041cm"><text:p text:style-name="Text_20_body">� (1≤��≤�)</text:p></draw:text-box></draw:frame><text:span text:style-name="T9">A</text:span><text:span text:style-name="T5"> (1≤</text:span><text:span text:style-name="T9">Ai</text:span><text:span text:style-name="T5">​≤</text:span><text:span text:style-name="T9">M</text:span><text:span text:style-name="T5">)</text:span> consisting of <draw:frame draw:style-name="fr1" draw:name="Quadro3" text:anchor-type="char" svg:width="0.041cm" draw:z-index="2"><draw:text-box fo:min-height="0.041cm"><text:p text:style-name="Text_20_body">�</text:p></draw:text-box></draw:frame><text:span text:style-name="T9">N</text:span> positive integers.</text:p>
      <text:p text:style-name="P16"><text:span text:style-name="T25">Find the </text:span><text:span text:style-name="Strong_20_Emphasis"><text:span text:style-name="T26">lexicographically largest</text:span></text:span><text:span text:style-name="T25"> array </text:span><draw:frame draw:style-name="fr1" draw:name="Quadro4" text:anchor-type="char" svg:width="0.041cm" draw:z-index="3"><draw:text-box fo:min-height="0.041cm"><text:p text:style-name="Text_20_body">�</text:p></draw:text-box></draw:frame><text:span text:style-name="T29">B</text:span><text:span text:style-name="T25"> such that:</text:span></text:p>
      <text:list xml:id="list2747701993" text:style-name="L1">
        <text:list-item>
          <text:p text:style-name="P9"><draw:frame draw:style-name="fr1" draw:name="Quadro5" text:anchor-type="char" svg:width="0.041cm" draw:z-index="4"><draw:text-box fo:min-height="0.041cm"><text:p text:style-name="Text_20_body">∣�∣=�</text:p></draw:text-box></draw:frame><text:span text:style-name="T1">∣</text:span><text:span text:style-name="T11">B</text:span><text:span text:style-name="T6">∣=</text:span><text:span text:style-name="T11">N</text:span><text:span text:style-name="T10">;</text:span></text:p>
        </text:list-item>
        <text:list-item>
          <text:p text:style-name="P10"><draw:frame draw:style-name="fr1" draw:name="Quadro6" text:anchor-type="char" svg:width="0.041cm" draw:z-index="5"><draw:text-box fo:min-height="0.041cm"><text:p text:style-name="Text_20_body">1≤��≤�</text:p></draw:text-box></draw:frame><text:span text:style-name="T5">1≤</text:span><text:span text:style-name="T3">Bi</text:span><text:span text:style-name="T5">​≤</text:span><text:span text:style-name="T3">M</text:span> for all <draw:frame draw:style-name="fr1" draw:name="Quadro7" text:anchor-type="char" svg:width="0.041cm" draw:z-index="6"><draw:text-box fo:min-height="0.041cm"><text:p text:style-name="Text_20_body">1≤�≤�</text:p></draw:text-box></draw:frame><text:span text:style-name="T5">1≤</text:span><text:span text:style-name="T3">i</text:span><text:span text:style-name="T5">≤</text:span><text:span text:style-name="T3">N</text:span>;</text:p>
        </text:list-item>
        <text:list-item>
          <text:p text:style-name="P17"><draw:frame draw:style-name="fr1" draw:name="Quadro8" text:anchor-type="char" svg:width="0.041cm" draw:z-index="7"><draw:text-box fo:min-height="0.041cm"><text:p text:style-name="Text_20_body">��=gcd⁡(�1,�2,…,��)</text:p></draw:text-box></draw:frame><text:span text:style-name="T29">Ai</text:span><text:span text:style-name="T30">​=gcd(</text:span><text:span text:style-name="T29">B</text:span><text:span text:style-name="T28">1</text:span><text:span text:style-name="T30">​,</text:span><text:span text:style-name="T29">B</text:span><text:span text:style-name="T28">2</text:span><text:span text:style-name="T30">​,…,</text:span><text:span text:style-name="T29">Bi</text:span><text:span text:style-name="T30">​)</text:span><text:span text:style-name="T27">, where </text:span><draw:frame draw:style-name="fr1" draw:name="Quadro9" text:anchor-type="char" svg:width="0.041cm" draw:z-index="8"><draw:text-box fo:min-height="0.041cm"><text:p text:style-name="Text_20_body">gcd⁡</text:p></draw:text-box></draw:frame><text:span text:style-name="T30">gcd</text:span><text:span text:style-name="T27"> denotes the </text:span><text:a xlink:type="simple" xlink:href="https://en.wikipedia.org/wiki/Greatest_common_divisor" text:style-name="Internet_20_link" text:visited-style-name="Visited_20_Internet_20_Link"><text:span text:style-name="T28">greatest common divisor</text:span></text:a><text:span text:style-name="T27">.</text:span></text:p>
        </text:list-item>
      </text:list>
      <text:p text:style-name="P7">Note that the input <draw:frame draw:style-name="fr1" draw:name="Quadro10" text:anchor-type="char" svg:width="0.041cm" draw:z-index="9"><draw:text-box fo:min-height="0.041cm"><text:p text:style-name="Text_20_body">�</text:p></draw:text-box></draw:frame><text:span text:style-name="T9">A</text:span> guarantees that <draw:frame draw:style-name="fr1" draw:name="Quadro11" text:anchor-type="char" svg:width="0.041cm" draw:z-index="10"><draw:text-box fo:min-height="0.041cm"><text:p text:style-name="Text_20_body">�</text:p></draw:text-box></draw:frame><text:span text:style-name="T9">B</text:span> always exists.<text:line-break/>For two arrays <draw:frame draw:style-name="fr1" draw:name="Quadro12" text:anchor-type="char" svg:width="0.041cm" draw:z-index="11"><draw:text-box fo:min-height="0.041cm"><text:p text:style-name="Text_20_body">�</text:p></draw:text-box></draw:frame><text:span text:style-name="T9">X</text:span> and <draw:frame draw:style-name="fr1" draw:name="Quadro13" text:anchor-type="char" svg:width="0.041cm" draw:z-index="12"><draw:text-box fo:min-height="0.041cm"><text:p text:style-name="Text_20_body">�</text:p></draw:text-box></draw:frame><text:span text:style-name="T9">Y</text:span>, both of size <draw:frame draw:style-name="fr1" draw:name="Quadro14" text:anchor-type="char" svg:width="0.041cm" draw:z-index="13"><draw:text-box fo:min-height="0.041cm"><text:p text:style-name="Text_20_body">�</text:p></draw:text-box></draw:frame><text:span text:style-name="T9">N</text:span>, the array <draw:frame draw:style-name="fr1" draw:name="Quadro15" text:anchor-type="char" svg:width="0.041cm" draw:z-index="14"><draw:text-box fo:min-height="0.041cm"><text:p text:style-name="Text_20_body">�</text:p></draw:text-box></draw:frame><text:span text:style-name="T9">X</text:span> is said to be lexicographically larger than array <draw:frame draw:style-name="fr1" draw:name="Quadro16" text:anchor-type="char" svg:width="0.041cm" draw:z-index="15"><draw:text-box fo:min-height="0.041cm"><text:p text:style-name="Text_20_body">�</text:p></draw:text-box></draw:frame><text:span text:style-name="T9">Y</text:span>, if, in the first position where <draw:frame draw:style-name="fr1" draw:name="Quadro17" text:anchor-type="char" svg:width="0.041cm" draw:z-index="16"><draw:text-box fo:min-height="0.041cm"><text:p text:style-name="Text_20_body">�</text:p></draw:text-box></draw:frame><text:span text:style-name="T9">X</text:span> and <draw:frame draw:style-name="fr1" draw:name="Quadro18" text:anchor-type="char" svg:width="0.041cm" draw:z-index="17"><draw:text-box fo:min-height="0.041cm"><text:p text:style-name="Text_20_body">�</text:p></draw:text-box></draw:frame><text:span text:style-name="T9">Y</text:span> differ, <draw:frame draw:style-name="fr1" draw:name="Quadro19" text:anchor-type="char" svg:width="0.041cm" draw:z-index="18"><draw:text-box fo:min-height="0.041cm"><text:p text:style-name="Text_20_body">��&gt;��</text:p></draw:text-box></draw:frame><text:span text:style-name="T9">Xi</text:span><text:span text:style-name="T5">​&gt;</text:span><text:span text:style-name="T9">Yi</text:span><text:span text:style-name="T5">​</text:span>.</text:p>
      <text:h text:style-name="P3" text:outline-level="3">Input Format</text:h>
      <text:list xml:id="list197269962" text:style-name="L2">
        <text:list-item>
          <text:p text:style-name="P11">The first line of input will contain a single integer <draw:frame draw:style-name="fr1" draw:name="Quadro20" text:anchor-type="char" svg:width="0.041cm" draw:z-index="19"><draw:text-box fo:min-height="0.041cm"><text:p text:style-name="Text_20_body">�</text:p></draw:text-box></draw:frame><text:span text:style-name="T3">T</text:span>, denoting the number of test cases.</text:p>
        </text:list-item>
        <text:list-item>
          <text:p text:style-name="P13">Each test case consists of multiple lines of input.</text:p>
          <text:list>
            <text:list-item>
              <text:p text:style-name="P12">The first line of each test case contains two space separated integers <draw:frame draw:style-name="fr1" draw:name="Quadro21" text:anchor-type="char" svg:width="0.041cm" draw:z-index="20"><draw:text-box fo:min-height="0.041cm"><text:p text:style-name="Text_20_body">�</text:p></draw:text-box></draw:frame><text:span text:style-name="T3">N</text:span> and <draw:frame draw:style-name="fr1" draw:name="Quadro22" text:anchor-type="char" svg:width="0.041cm" draw:z-index="21"><draw:text-box fo:min-height="0.041cm"><text:p text:style-name="Text_20_body">�</text:p></draw:text-box></draw:frame><text:span text:style-name="T3">M</text:span> — the length of array <draw:frame draw:style-name="fr1" draw:name="Quadro23" text:anchor-type="char" svg:width="0.041cm" draw:z-index="22"><draw:text-box fo:min-height="0.041cm"><text:p text:style-name="Text_20_body">�</text:p></draw:text-box></draw:frame><text:span text:style-name="T3">A</text:span> and upper bound on array elements.</text:p>
            </text:list-item>
            <text:list-item>
              <text:p text:style-name="P12">The next line contains <draw:frame draw:style-name="fr1" draw:name="Quadro24" text:anchor-type="char" svg:width="0.041cm" draw:z-index="23"><draw:text-box fo:min-height="0.041cm"><text:p text:style-name="Text_20_body">�</text:p></draw:text-box></draw:frame><text:span text:style-name="T3">N</text:span> space-separated integers <draw:frame draw:style-name="fr1" draw:name="Quadro25" text:anchor-type="char" svg:width="0.041cm" draw:z-index="24"><draw:text-box fo:min-height="0.041cm"><text:p text:style-name="Text_20_body">�1,�2,…,��</text:p></draw:text-box></draw:frame><text:span text:style-name="T3">A</text:span><text:span text:style-name="T1">1</text:span><text:span text:style-name="T5">​,</text:span><text:span text:style-name="T3">A</text:span><text:span text:style-name="T1">2</text:span><text:span text:style-name="T5">​,…,</text:span><text:span text:style-name="T3">AN</text:span><text:span text:style-name="T5">​</text:span> representing the array <draw:frame draw:style-name="fr1" draw:name="Quadro26" text:anchor-type="char" svg:width="0.041cm" draw:z-index="25"><draw:text-box fo:min-height="0.041cm"><text:p text:style-name="Text_20_body">�</text:p></draw:text-box></draw:frame><text:span text:style-name="T3">A</text:span>.</text:p>
            </text:list-item>
          </text:list>
        </text:list-item>
      </text:list>
      <text:h text:style-name="P3" text:outline-level="3">Output Format</text:h>
      <text:p text:style-name="P7">For each test case, output on a new line, the lexicographically largest array <draw:frame draw:style-name="fr1" draw:name="Quadro27" text:anchor-type="char" svg:width="0.041cm" draw:z-index="26"><draw:text-box fo:min-height="0.041cm"><text:p text:style-name="Text_20_body">�</text:p></draw:text-box></draw:frame><text:span text:style-name="T9">B</text:span>, satisfying the given conditions.</text:p>
      <text:h text:style-name="P3" text:outline-level="3">Constraints</text:h>
      <text:list xml:id="list379745767" text:style-name="L3">
        <text:list-item>
          <text:p text:style-name="P15"><draw:frame draw:style-name="fr1" draw:name="Quadro28" text:anchor-type="char" svg:width="0.041cm" draw:z-index="27"><draw:text-box fo:min-height="0.041cm"><text:p text:style-name="Text_20_body">1≤�≤104</text:p></draw:text-box></draw:frame>1≤<text:span text:style-name="T8">T</text:span>≤10<text:span text:style-name="T7">4</text:span></text:p>
        </text:list-item>
        <text:list-item>
          <text:p text:style-name="P15"><draw:frame draw:style-name="fr1" draw:name="Quadro29" text:anchor-type="char" svg:width="0.041cm" draw:z-index="28"><draw:text-box fo:min-height="0.041cm"><text:p text:style-name="Text_20_body">1≤�≤104</text:p></draw:text-box></draw:frame>1≤<text:span text:style-name="T8">N</text:span>≤10<text:span text:style-name="T7">4</text:span></text:p>
        </text:list-item>
        <text:list-item>
          <text:p text:style-name="P15"><draw:frame draw:style-name="fr1" draw:name="Quadro30" text:anchor-type="char" svg:width="0.041cm" draw:z-index="29"><draw:text-box fo:min-height="0.041cm"><text:p text:style-name="Text_20_body">1≤�≤109</text:p></draw:text-box></draw:frame>1≤<text:span text:style-name="T8">M</text:span>≤10<text:span text:style-name="T7">9</text:span></text:p>
        </text:list-item>
        <text:list-item>
          <text:p text:style-name="P15"><draw:frame draw:style-name="fr1" draw:name="Quadro31" text:anchor-type="char" svg:width="0.041cm" draw:z-index="30"><draw:text-box fo:min-height="0.041cm"><text:p text:style-name="Text_20_body">1≤��≤�</text:p></draw:text-box></draw:frame>1≤<text:span text:style-name="T8">Ai</text:span>​≤<text:span text:style-name="T8">M</text:span></text:p>
        </text:list-item>
        <text:list-item>
          <text:p text:style-name="P14">The sum of <draw:frame draw:style-name="fr1" draw:name="Quadro32" text:anchor-type="char" svg:width="0.041cm" draw:z-index="31"><draw:text-box fo:min-height="0.041cm"><text:p text:style-name="Text_20_body">�</text:p></draw:text-box></draw:frame><text:span text:style-name="T2">N</text:span> over all test cases won't exceed <draw:frame draw:style-name="fr1" draw:name="Quadro33" text:anchor-type="char" svg:width="0.041cm" draw:z-index="32"><draw:text-box fo:min-height="0.041cm"><text:p text:style-name="Text_20_body">5⋅104</text:p></draw:text-box></draw:frame><text:span text:style-name="T4">5⋅10</text:span>4.</text:p>
        </text:list-item>
      </text:list>
      <text:h text:style-name="P3" text:outline-level="3">Sample 1:</text:h>
      <text:p text:style-name="P8">Input</text:p>
      <text:p text:style-name="P8">Output</text:p>
      <text:p text:style-name="P4">4</text:p>
      <text:p text:style-name="P5">1 1</text:p>
      <text:p text:style-name="P5">1</text:p>
      <text:p text:style-name="P5">2 2</text:p>
      <text:p text:style-name="P5">2 1</text:p>
      <text:p text:style-name="P5">4 3</text:p>
      <text:p text:style-name="P5">2 2 2 2</text:p>
      <text:p text:style-name="P5">4 5</text:p>
      <text:p text:style-name="P5">2 2 2 2</text:p>
      <text:p text:style-name="P4">1</text:p>
      <text:p text:style-name="P5">2 1</text:p>
      <text:p text:style-name="P5">2 2 2 2</text:p>
      <text:p text:style-name="P5">2 4 4 4</text:p>
      <text:h text:style-name="P3" text:outline-level="3">Explanation:</text:h>
      <text:p text:style-name="P16"><text:span text:style-name="Strong_20_Emphasis"><text:span text:style-name="T26">Test case </text:span></text:span><draw:frame draw:style-name="fr1" draw:name="Quadro34" text:anchor-type="char" svg:width="0.041cm" draw:z-index="33"><draw:text-box fo:min-height="0.041cm"><text:p text:style-name="Text_20_body">1</text:p></draw:text-box></draw:frame><text:span text:style-name="Strong_20_Emphasis"><text:span text:style-name="T30">1</text:span></text:span><text:span text:style-name="Strong_20_Emphasis"><text:span text:style-name="T26">:</text:span></text:span><text:span text:style-name="T25"> The only possible array is </text:span><draw:frame draw:style-name="fr1" draw:name="Quadro35" text:anchor-type="char" svg:width="0.041cm" draw:z-index="34"><draw:text-box fo:min-height="0.041cm"><text:p text:style-name="Text_20_body">�=[1]</text:p></draw:text-box></draw:frame><text:span text:style-name="T29">B</text:span><text:span text:style-name="T30">=[1]</text:span><text:span text:style-name="T25"> which satisfies the given conditions.</text:span></text:p>
      <text:p text:style-name="P16"><text:span text:style-name="Strong_20_Emphasis"><text:span text:style-name="T26">Test case </text:span></text:span><draw:frame draw:style-name="fr1" draw:name="Quadro36" text:anchor-type="char" svg:width="0.041cm" draw:z-index="35"><draw:text-box fo:min-height="0.041cm"><text:p text:style-name="Text_20_body">2</text:p></draw:text-box></draw:frame><text:span text:style-name="Strong_20_Emphasis"><text:span text:style-name="T30">2</text:span></text:span><text:span text:style-name="Strong_20_Emphasis"><text:span text:style-name="T26">:</text:span></text:span><text:span text:style-name="T25"> The only possible array is </text:span><draw:frame draw:style-name="fr1" draw:name="Quadro37" text:anchor-type="char" svg:width="0.041cm" draw:z-index="36"><draw:text-box fo:min-height="0.041cm"><text:p text:style-name="Text_20_body">�=[2,1]</text:p></draw:text-box></draw:frame><text:span text:style-name="T29">B</text:span><text:span text:style-name="T30">=[2,1]</text:span><text:span text:style-name="T25"> which satisfies the given conditions.<text:line-break/>Here </text:span><draw:frame draw:style-name="fr1" draw:name="Quadro38" text:anchor-type="char" svg:width="0.041cm" draw:z-index="37"><draw:text-box fo:min-height="0.041cm"><text:p text:style-name="Text_20_body">�1=�1=2</text:p></draw:text-box></draw:frame><text:span text:style-name="T29">A</text:span><text:span text:style-name="T28">1</text:span><text:span text:style-name="T30">​=</text:span><text:span text:style-name="T29">B</text:span><text:span text:style-name="T28">1</text:span><text:span text:style-name="T30">​=2</text:span><text:span text:style-name="T25">, and </text:span><draw:frame draw:style-name="fr1" draw:name="Quadro39" text:anchor-type="char" svg:width="0.041cm" draw:z-index="38"><draw:text-box fo:min-height="0.041cm"><text:p text:style-name="Text_20_body">�2=gcd⁡(�1,�2)=1</text:p></draw:text-box></draw:frame><text:span text:style-name="T29">A</text:span><text:span text:style-name="T28">2</text:span><text:span text:style-name="T30">​=gcd(</text:span><text:span text:style-name="T29">B</text:span><text:span text:style-name="T28">1</text:span><text:span text:style-name="T30">​,</text:span><text:span text:style-name="T29">B</text:span><text:span text:style-name="T28">2</text:span><text:span text:style-name="T30">​)=1</text:span><text:span text:style-name="T25">.</text:span></text:p>
      <text:p text:style-name="P16"><text:span text:style-name="Strong_20_Emphasis"><text:span text:style-name="T26">Test case </text:span></text:span><draw:frame draw:style-name="fr1" draw:name="Quadro40" text:anchor-type="char" svg:width="0.041cm" draw:z-index="39"><draw:text-box fo:min-height="0.041cm"><text:p text:style-name="Text_20_body">4</text:p></draw:text-box></draw:frame><text:span text:style-name="Strong_20_Emphasis"><text:span text:style-name="T30">4</text:span></text:span><text:span text:style-name="Strong_20_Emphasis"><text:span text:style-name="T26">:</text:span></text:span><text:span text:style-name="T25"> The lexicographically largest valid array is </text:span><draw:frame draw:style-name="fr1" draw:name="Quadro41" text:anchor-type="char" svg:width="0.041cm" draw:z-index="40"><draw:text-box fo:min-height="0.041cm"><text:p text:style-name="Text_20_body">�=[2,4,4,4]</text:p></draw:text-box></draw:frame><text:span text:style-name="T29">B</text:span><text:span text:style-name="T30">=[2,4,4,4]</text:span><text:span text:style-name="T25">. Some other arrays that are valid include </text:span><draw:frame draw:style-name="fr1" draw:name="Quadro42" text:anchor-type="char" svg:width="0.041cm" draw:z-index="41"><draw:text-box fo:min-height="0.041cm"><text:p text:style-name="Text_20_body">[2,2,2,2],[2,2,4,2],[2,2,4,4]</text:p></draw:text-box></draw:frame><text:span text:style-name="T30">[2,2,2,2],[2,2,4,2],[2,2,4,4]</text:span><text:span text:style-name="T25">.</text:span></text:p>
      <text:p text:style-name="P6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KaTeX Main" svg:font-family="'KaTeX Main', 'Times New Roman', 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 Sans" svg:font-family="'Open Sans', serif"/>
    <style:font-face style:name="OpenSymbol" svg:font-family="OpenSymbol" style:font-charset="x-symbol"/>
    <style:font-face style:name="Roboto Mono" svg:font-family="'Roboto Mono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0-23T10:17:32.263000000</dc:date>
    <meta:editing-duration>PT33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2" meta:paragraph-count="83" meta:word-count="307" meta:character-count="1727" meta:non-whitespace-character-count="1312"/>
  </office:meta>
</office:document-meta>
</file>